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fo:language="ru" fo:country="RU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2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Georgia" fo:font-size="16pt" fo:language="ru" fo:country="RU" style:font-size-asian="16pt" style:font-size-complex="16pt"/>
    </style:style>
    <style:style style:name="P7" style:family="paragraph" style:parent-style-name="Standard" style:list-style-name="L1">
      <style:text-properties style:font-name="Georgia" fo:font-size="16pt" fo:language="ru" fo:country="RU" style:font-size-asian="16pt" style:font-size-complex="16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Georgia" fo:font-size="16pt" fo:language="ru" fo:country="RU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Georgia"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en" fo:country="US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Georgia" fo:font-size="16pt" fo:language="en" fo:country="US" fo:font-weight="normal" style:font-size-asian="16pt" style:font-weight-asian="normal" style:font-size-complex="16pt" style:font-weight-complex="normal"/>
    </style:style>
    <style:style style:name="T1" style:family="text">
      <style:text-properties style:font-name="Georgia" fo:font-size="16pt" fo:language="ru" fo:country="RU" style:font-size-asian="16pt" style:font-size-complex="16pt"/>
    </style:style>
    <style:style style:name="T2" style:family="text">
      <style:text-properties style:font-name="Georgia" fo:font-size="16pt" fo:language="en" fo:country="US" style:font-size-asian="16pt" style:font-size-complex="16pt"/>
    </style:style>
    <style:style style:name="T3" style:family="text">
      <style:text-properties style:font-name="Georgia" fo:font-size="16pt" style:font-size-asian="16pt" style:font-size-complex="16pt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Семантика</text:p>
      <text:p text:style-name="P1"/>
      <text:list xml:id="list5633251020950814603" text:style-name="L1">
        <text:list-item>
          <text:p text:style-name="P3"><text:span text:style-name="T3">&lt;section&gt; — </text:span><text:span text:style-name="T1">логическая часть\секция сайта или части сайта (подробной многосоставной статьи);</text:span></text:p>
        </text:list-item>
        <text:list-item>
          <text:p text:style-name="P3"><text:span text:style-name="T3">&lt;article&gt; — </text:span><text:span text:style-name="T1">автономный законченный элемент (статья или карточка товара, например)</text:span><text:span text:style-name="T3">;</text:span></text:p>
        </text:list-item>
        <text:list-item>
          <text:p text:style-name="P7">*Оба из них могут быть частью друг друга, но должны содержать заголовки;</text:p>
        </text:list-item>
        <text:list-item>
          <text:p text:style-name="P4"><text:span text:style-name="T3">В западной вёрстке часто </text:span><text:span text:style-name="T2">&lt;header&gt; &amp; &lt;footer&gt; </text:span><text:span text:style-name="T3">это части статьи или какого-то блока, а не только всей страницы.</text:span></text:p>
        </text:list-item>
      </text:list>
      <text:p text:style-name="P1"/>
      <text:p text:style-name="P9">SEO</text:p>
      <text:p text:style-name="P10"/>
      <text:list xml:id="list1189558145827041420" text:style-name="L2">
        <text:list-item>
          <text:p text:style-name="P5"><text:span text:style-name="T3">У </text:span><text:span text:style-name="T2">SEO </text:span><text:span text:style-name="T3">нет строгих правил, но есть ряд ориентиров:</text:span></text:p>
          <text:list>
            <text:list-item>
              <text:p text:style-name="P11">Core Web Vitals;</text:p>
            </text:list-item>
            <text:list-item>
              <text:p text:style-name="P8">Скорость загрузки;</text:p>
            </text:list-item>
            <text:list-item>
              <text:p text:style-name="P8">уникальный контент и изображения;</text:p>
            </text:list-item>
            <text:list-item>
              <text:p text:style-name="P8">естественный прирост посетителей без покупки ссылок;</text:p>
            </text:list-item>
            <text:list-item>
              <text:p text:style-name="P8">много упоминаний в соцсетяъ;</text:p>
            </text:list-item>
            <text:list-item>
              <text:p text:style-name="P8">смотреть инфо в Твиттере Гугла.</text:p>
            </text:list-item>
          </text:list>
        </text:list-item>
        <text:list-item>
          <text:p text:style-name="P8">С точки зрения <text:span text:style-name="T4">SEO, </text:span>хорошо, когда <text:span text:style-name="T4">&lt;main&gt; </text:span>и <text:span text:style-name="T4">&lt;h1&gt; </text:span>идут как можно ближе к началу страницы. Поэтому, даже если визуально, например <text:span text:style-name="T4">&lt;aside&gt; </text:span>идёт перед <text:span text:style-name="T4">&lt;main&gt;, </text:span>то лучше его ставить на первое место в <text:span text:style-name="T4">CSS, </text:span>а в разметке после <text:span text:style-name="T4">&lt;main&gt;</text:span></text:p>
        </text:list-item>
        <text:list-item>
          <text:p text:style-name="P8"><text:span text:style-name="T4">&lt;h1&gt; </text:span>по смыслу <text:span text:style-name="T4">&lt;main&gt; </text:span>принадлежит, а <text:span text:style-name="T4">&lt;h2&gt;...&lt;h6&gt; </text:span>в <text:span text:style-name="T4">&lt;section&gt; </text:span>или <text:span text:style-name="T4">&lt;div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10S</meta:editing-duration>
    <meta:editing-cycles>5</meta:editing-cycles>
    <meta:generator>OpenOffice/4.1.11$Win32 OpenOffice.org_project/4111m1$Build-9808</meta:generator>
    <dc:date>2024-01-05T04:19:03.32</dc:date>
    <meta:document-statistic meta:table-count="0" meta:image-count="0" meta:object-count="0" meta:page-count="1" meta:paragraph-count="15" meta:word-count="149" meta:character-count="900"/>
    <meta:user-defined meta:name="Info 1"/>
    <meta:user-defined meta:name="Info 2"/>
    <meta:user-defined meta:name="Info 3"/>
    <meta:user-defined meta:name="Info 4"/>
  </office:meta>
</office:document-meta>
</file>